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346cm" fo:break-before="auto" style:use-optimal-row-height="tru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column table:style-name="co2" table:number-columns-repeated="960" table:default-cell-style-name="ce21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101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102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1020"/>
        </table:table-row>
        <table:table-row table:style-name="ro7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Default"/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Datei senden Filechooser </text:p>
            <text:p>Pfad zu Downloads fehlt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8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18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18"/>
          <table:table-cell table:style-name="ce11"/>
          <table:table-cell table:number-columns-repeated="1020"/>
        </table:table-row>
        <table:table-row table:style-name="ro8">
          <table:table-cell table:style-name="ce11"/>
          <table:table-cell table:style-name="ce11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 table:number-columns-repeated="4"/>
          <table:table-cell table:number-columns-repeated="102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1020"/>
        </table:table-row>
        <table:table-row table:style-name="ro2" table:number-rows-repeated="1027">
          <table:table-cell table:style-name="ce11" table:number-columns-repeated="4"/>
          <table:table-cell table:number-columns-repeated="1020"/>
        </table:table-row>
        <table:table-row table:style-name="ro2" table:number-rows-repeated="1047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09:28:30.1423425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6-11T09:47:13.021334720</dc:date>
    <meta:editing-duration>PT6H3M5S</meta:editing-duration>
    <meta:editing-cycles>42</meta:editing-cycles>
    <meta:generator>LibreOffice/6.4.3.2$Linux_X86_64 LibreOffice_project/40$Build-2</meta:generator>
    <meta:document-statistic meta:table-count="1" meta:cell-count="44" meta:object-count="0"/>
  </office:meta>
</office:document-meta>
</file>